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letHead_body" style:family="paragraph" style:parent-style-name="body">
      <style:paragraph-properties style:line-height-at-least="26pt" fo:margin-left="9pt" fo:margin-right="9pt" fo:text-align="center" fo:border-bottom="solid .5pt #808080 " fo:margin-top="18pt" fo:margin-bottom="18pt"/>
      <style:text-properties fo:font-style="normal" fo:font-weight="700" style:font-weight-complex="700"/>
    </style:style>
    <style:style xmlns:style="urn:oasis:names:tc:opendocument:xmlns:style:1.0" style:name="letter_.ggo-Telu-IN_letHead_body" style:family="paragraph" style:parent-style-name="letHead_body" style:default-outline-level="2" style:list-style-name="" style:master-page-name="">
      <style:paragraph-properties style:writing-mode="lr-tb" fo:margin-bottom="18pt" fo:margin-top="18pt" fo:text-align="center" fo:keep-with-next="always" fo:orphans="5" fo:widows="5"/>
      <style:text-properties fo:font-family="Gautami" style:font-name-complex="Gautami" fo:font-size="18pt" style:font-size-complex="18pt" fo:font-weight="700" style:font-weight-complex="700"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background-color="transparent"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background-color="transparen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Times New Roman" style:font-name-complex="Times New Roman"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Times New Roman" style:font-name-complex="Times New Roman"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Times New Roman" style:font-name-complex="Times New Roman"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fo:background-color="transparent"/>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Times New Roman" style:font-name-complex="Times New Roman"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fo:font-weight="700" style:font-weight-complex="700"/>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Times New Roman" style:font-name-complex="Times New Roman"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Times New Roman" style:font-name-complex="Times New Roman"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background-color="transparent"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Times New Roman" style:font-name-complex="Times New Roman"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Times New Roman" style:font-name-complex="Times New Roman"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style:line-height-at-least="26pt" fo:margin-left="9pt" fo:margin-right="9pt" fo:text-align="center" fo:border-bottom="solid .5pt #808080 " fo:margin-top="18pt" fo:margin-bottom="18pt"/>
      <style:text-properties fo:font-style="normal" fo:font-weight="700"/>
    </style:style>
    <style:style style:name="letter" style:family="paragraph" style:parent-style-name="none">
      <style:paragraph-properties style:writing-mode="lr-tb" fo:margin-bottom="18pt" fo:margin-top="18pt" fo:text-align="center" fo:keep-with-next="always" fo:orphans="5" fo:widows="5"/>
      <style:text-properties fo:font-family="Times New Roman" fo:font-size="18pt" fo:font-weight="700"/>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fo:background-color="transparent"/>
      <style:text-properties fo:font-family="Tahoma" fo:font-size="10pt" fo:background-color="transparen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complexentryform" style:family="paragraph" style:parent-style-name="none">
      <style:text-properties fo:font-weight="700"/>
    </style:style>
    <style:style style:name="crossref" style:family="paragraph" style:parent-style-name="none">
      <style:paragraph-properties fo:background-color="transparent"/>
      <style:text-properties fo:font-weight="700" fo:background-color="transparent"/>
    </style:style>
    <style:style style:name="crossreftype" style:family="paragraph" style:parent-style-name="none">
      <style:paragraph-properties fo:background-color="transparent"/>
      <style:text-properties fo:font-style="italic" fo:font-weight="700"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transparent"/>
      <style:text-properties fo:font-weight="700"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transparent"/>
      <style:text-properties fo:font-style="italic" fo:font-weight="700" fo:background-color="transparent"/>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fo:font-family="Times New Roman"/>
    </style:style>
    <style:style style:name="sensecomplexentryform" style:family="paragraph" style:parent-style-name="none">
      <style:text-properties fo:font-weight="700"/>
    </style:style>
    <style:style style:name="sensecrossref" style:family="paragraph" style:parent-style-name="none">
      <style:paragraph-properties fo:background-color="transparent"/>
      <style:text-properties fo:font-weight="700" fo:background-color="transparent"/>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text-properties fo:font-size="100%" fo:font-weight="700" style:text-position="sub 55%"/>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writing-mode="lr-tb" fo:font-family="Gautami" style:font-name-complex="Gautami" fo:font-weight="700" fo:font-size="12pt"/>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09T15:57:30</meta:creation-date>
    <dc:creator>Samdoss</dc:creator>
    <dc:date>2016-11-09T15:57:30</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Gondwana Sample\PreserveGondwana Sample"
Const IsPreview = "False"
Const RunMacroFirstTime = "True"
Const IsCoverImageInserted = "false"
Const IsTOC = "false"

'Changed On Mar-24-2014 for TD-3888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